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lue-point draw:id="4" svg:x="-2.666cm" svg:y="5.002cm"/>
          <draw:g>
            <draw:glue-point draw:id="4" svg:x="0cm" svg:y="5.002cm"/>
            <draw:line draw:style-name="gr1" draw:text-style-name="P1" draw:layer="layout" svg:x1="10.499cm" svg:y1="2cm" svg:x2="10.499cm" svg:y2="3cm">
              <text:p/>
            </draw:line>
            <draw:line draw:style-name="gr2" draw:text-style-name="P1" draw:layer="layout" svg:x1="6.5cm" svg:y1="3cm" svg:x2="14.5cm" svg:y2="3cm">
              <text:p/>
            </draw:line>
            <draw:g>
              <draw:rect draw:style-name="gr3" draw:text-style-name="P1" draw:layer="layout" svg:width="1cm" svg:height="1cm" svg:x="10cm" svg:y="1.001cm">
                <text:p/>
              </draw:rect>
              <draw:rect draw:style-name="gr4" draw:text-style-name="P1" draw:layer="layout" svg:width="0.804cm" svg:height="0.831cm" svg:x="10.098cm" svg:y="1.086cm">
                <text:p text:style-name="P2"><text:span text:style-name="T1">0</text:span></text:p>
              </draw:rect>
            </draw:g>
            <draw:g>
              <draw:line draw:style-name="gr5" draw:text-style-name="P1" draw:layer="layout" svg:x1="14.355cm" svg:y1="3cm" svg:x2="14.3cm" svg:y2="6.5cm">
                <text:p/>
              </draw:line>
              <draw:line draw:style-name="gr6" draw:text-style-name="P1" draw:layer="layout" svg:x1="14.105cm" svg:y1="3.5cm" svg:x2="14.605cm" svg:y2="3.5cm">
                <text:p/>
              </draw:line>
              <draw:frame draw:style-name="gr7" draw:text-style-name="P4" draw:layer="layout" svg:width="2.462cm" svg:height="0.64cm" svg:x="14.605cm" svg:y="3.158cm">
                <draw:text-box>
                  <text:p text:style-name="P3"><text:span text:style-name="T2">STOP·¬C1A</text:span></text:p>
                </draw:text-box>
              </draw:frame>
              <draw:line draw:style-name="gr8" draw:text-style-name="P5" draw:layer="layout" svg:x1="14.3cm" svg:y1="6.5cm" svg:x2="7cm" svg:y2="6.5cm">
                <text:p/>
              </draw:line>
              <draw:g>
                <draw:line draw:style-name="gr9" draw:text-style-name="P1" draw:layer="layout" svg:x1="6.555cm" svg:y1="7cm" svg:x2="6.555cm" svg:y2="8cm">
                  <text:p/>
                </draw:line>
                <draw:line draw:style-name="gr10" draw:text-style-name="P1" draw:layer="layout" svg:x1="6.305cm" svg:y1="7.5cm" svg:x2="6.805cm" svg:y2="7.5cm">
                  <text:p/>
                </draw:line>
                <draw:frame draw:style-name="gr11" draw:text-style-name="P4" draw:layer="layout" svg:width="1.395cm" svg:height="0.64cm" svg:x="6.805cm" svg:y="7.158cm">
                  <draw:text-box>
                    <text:p text:style-name="P3"><text:span text:style-name="T2">C2A</text:span></text:p>
                  </draw:text-box>
                </draw:frame>
                <draw:g>
                  <draw:line draw:style-name="gr12" draw:text-style-name="P1" draw:layer="layout" svg:x1="14.255cm" svg:y1="6.9cm" svg:x2="14.3cm" svg:y2="10.5cm">
                    <text:p/>
                  </draw:line>
                  <draw:line draw:style-name="gr13" draw:text-style-name="P1" draw:layer="layout" svg:x1="14.005cm" svg:y1="7.4cm" svg:x2="14.505cm" svg:y2="7.4cm">
                    <text:p/>
                  </draw:line>
                  <draw:frame draw:style-name="gr14" draw:text-style-name="P4" draw:layer="layout" svg:width="1.395cm" svg:height="0.64cm" svg:x="14.505cm" svg:y="7.058cm">
                    <draw:text-box>
                      <text:p text:style-name="P3"><text:span text:style-name="T2">¬C2A</text:span></text:p>
                    </draw:text-box>
                  </draw:frame>
                  <draw:line draw:style-name="gr8" draw:text-style-name="P5" draw:layer="layout" svg:x1="14.3cm" svg:y1="10.4cm" svg:x2="7.1cm" svg:y2="10.6cm">
                    <text:p/>
                  </draw:line>
                  <draw:g>
                    <draw:line draw:style-name="gr15" draw:text-style-name="P1" draw:layer="layout" svg:x1="6.55cm" svg:y1="11.2cm" svg:x2="6.55cm" svg:y2="12.2cm">
                      <text:p/>
                    </draw:line>
                    <draw:line draw:style-name="gr16" draw:text-style-name="P1" draw:layer="layout" svg:x1="6.3cm" svg:y1="11.7cm" svg:x2="6.8cm" svg:y2="11.7cm">
                      <text:p/>
                    </draw:line>
                    <draw:frame draw:style-name="gr17" draw:text-style-name="P4" draw:layer="layout" svg:width="1.395cm" svg:height="0.64cm" svg:x="6.8cm" svg:y="11.358cm">
                      <draw:text-box>
                        <text:p text:style-name="P3"><text:span text:style-name="T2">C1A</text:span></text:p>
                      </draw:text-box>
                    </draw:frame>
                  </draw:g>
                  <draw:line draw:style-name="gr18" draw:text-style-name="P5" draw:layer="layout" svg:x1="6.5cm" svg:y1="11.4cm" svg:x2="14.3cm" svg:y2="11.4cm">
                    <text:p/>
                  </draw:line>
                  <draw:g>
                    <draw:line draw:style-name="gr19" draw:text-style-name="P1" draw:layer="layout" svg:x1="14.255cm" svg:y1="11.4cm" svg:x2="14.2cm" svg:y2="14.5cm">
                      <text:p/>
                    </draw:line>
                    <draw:line draw:style-name="gr20" draw:text-style-name="P1" draw:layer="layout" svg:x1="14.005cm" svg:y1="11.9cm" svg:x2="14.505cm" svg:y2="11.9cm">
                      <text:p/>
                    </draw:line>
                    <draw:frame draw:style-name="gr21" draw:text-style-name="P4" draw:layer="layout" svg:width="1.395cm" svg:height="0.64cm" svg:x="14.505cm" svg:y="11.558cm">
                      <draw:text-box>
                        <text:p text:style-name="P3"><text:span text:style-name="T2">¬C1A</text:span></text:p>
                      </draw:text-box>
                    </draw:frame>
                    <draw:line draw:style-name="gr8" draw:text-style-name="P5" draw:layer="layout" svg:x1="14.2cm" svg:y1="14.4cm" svg:x2="7.2cm" svg:y2="14.5cm">
                      <text:p/>
                    </draw:line>
                    <draw:g>
                      <draw:line draw:style-name="gr22" draw:text-style-name="P1" draw:layer="layout" svg:x1="6.1cm" svg:y1="14.75cm" svg:x2="5.42cm" svg:y2="14.75cm">
                        <text:p/>
                      </draw:line>
                      <draw:g>
                        <draw:rect draw:style-name="gr23" draw:text-style-name="P6" draw:layer="layout" svg:width="3.4cm" svg:height="0.5cm" svg:x="1cm" svg:y="14.5cm">
                          <text:p text:style-name="P2"><text:span text:style-name="T2">GRAFCET MAIN 0</text:span></text:p>
                        </draw:rect>
                        <draw:rect draw:style-name="gr24" draw:text-style-name="P6" draw:layer="layout" svg:width="1.02cm" svg:height="0.5cm" svg:x="4.4cm" svg:y="14.5cm">
                          <text:p text:style-name="P2"><text:span text:style-name="T2">N</text:span></text:p>
                        </draw:rect>
                      </draw:g>
                    </draw:g>
                    <draw:g>
                      <draw:line draw:style-name="gr25" draw:text-style-name="P1" draw:layer="layout" svg:x1="6.65cm" svg:y1="15.2cm" svg:x2="6.65cm" svg:y2="16.2cm">
                        <text:p/>
                      </draw:line>
                      <draw:line draw:style-name="gr26" draw:text-style-name="P1" draw:layer="layout" svg:x1="6.4cm" svg:y1="15.7cm" svg:x2="6.9cm" svg:y2="15.7cm">
                        <text:p/>
                      </draw:line>
                      <draw:frame draw:style-name="gr27" draw:text-style-name="P4" draw:layer="layout" svg:width="3.448cm" svg:height="0.64cm" svg:x="6.9cm" svg:y="15.358cm">
                        <draw:text-box>
                          <text:p text:style-name="P3"><text:span text:style-name="T2">GRAFCET MAIN 0</text:span></text:p>
                        </draw:text-box>
                      </draw:frame>
                    </draw:g>
                    <draw:g>
                      <draw:rect draw:style-name="gr28" draw:text-style-name="P1" draw:layer="layout" svg:width="1cm" svg:height="1cm" svg:x="6.1cm" svg:y="16.3cm">
                        <text:p/>
                      </draw:rect>
                      <draw:rect draw:style-name="gr29" draw:text-style-name="P1" draw:layer="layout" svg:width="0.804cm" svg:height="0.831cm" svg:x="6.198cm" svg:y="16.385cm">
                        <text:p text:style-name="P2"><text:span text:style-name="T1">0</text:span></text:p>
                      </draw:rect>
                    </draw:g>
                  </draw:g>
                  <draw:rect draw:style-name="gr30" draw:text-style-name="P1" draw:layer="layout" svg:width="1cm" svg:height="1cm" svg:x="6cm" svg:y="12.2cm">
                    <text:p text:style-name="P2"><text:span text:style-name="T1">5</text:span></text:p>
                  </draw:rect>
                  <draw:g>
                    <draw:line draw:style-name="gr31" draw:text-style-name="P1" draw:layer="layout" svg:x1="7cm" svg:y1="12.55cm" svg:x2="7.5cm" svg:y2="12.55cm">
                      <text:p/>
                    </draw:line>
                    <draw:g>
                      <draw:rect draw:style-name="gr32" draw:text-style-name="P6" draw:layer="layout" svg:width="2.5cm" svg:height="0.5cm" svg:x="8.25cm" svg:y="12.3cm">
                        <text:p text:style-name="P2"><text:span text:style-name="T2">RESET C1A</text:span></text:p>
                      </draw:rect>
                      <draw:rect draw:style-name="gr33" draw:text-style-name="P6" draw:layer="layout" svg:width="0.75cm" svg:height="0.5cm" svg:x="7.5cm" svg:y="12.3cm">
                        <text:p text:style-name="P2"><text:span text:style-name="T2">N</text:span></text:p>
                      </draw:rect>
                    </draw:g>
                  </draw:g>
                  <draw:g>
                    <draw:line draw:style-name="gr34" draw:text-style-name="P1" draw:layer="layout" svg:x1="6.55cm" svg:y1="13.2cm" svg:x2="6.55cm" svg:y2="14.2cm">
                      <text:p/>
                    </draw:line>
                    <draw:line draw:style-name="gr35" draw:text-style-name="P1" draw:layer="layout" svg:x1="6.3cm" svg:y1="13.7cm" svg:x2="6.8cm" svg:y2="13.7cm">
                      <text:p/>
                    </draw:line>
                    <draw:frame draw:style-name="gr36" draw:text-style-name="P4" draw:layer="layout" svg:width="1.395cm" svg:height="0.64cm" svg:x="6.8cm" svg:y="13.358cm">
                      <draw:text-box>
                        <text:p text:style-name="P3"><text:span text:style-name="T2">¬C1A</text:span></text:p>
                      </draw:text-box>
                    </draw:frame>
                  </draw:g>
                  <draw:rect draw:style-name="gr37" draw:text-style-name="P1" draw:layer="layout" svg:width="1cm" svg:height="1cm" svg:x="6.1cm" svg:y="14.2cm">
                    <text:p text:style-name="P2"><text:span text:style-name="T1">6</text:span></text:p>
                  </draw:rect>
                </draw:g>
                <draw:line draw:style-name="gr18" draw:text-style-name="P5" draw:layer="layout" svg:x1="6.6cm" svg:y1="7.1cm" svg:x2="14.2cm" svg:y2="7cm">
                  <text:p/>
                </draw:line>
                <draw:rect draw:style-name="gr38" draw:text-style-name="P1" draw:layer="layout" svg:width="1cm" svg:height="1cm" svg:x="6cm" svg:y="8cm">
                  <text:p text:style-name="P2"><text:span text:style-name="T1">3</text:span></text:p>
                </draw:rect>
              </draw:g>
            </draw:g>
            <draw:g>
              <draw:line draw:style-name="gr39" draw:text-style-name="P1" draw:layer="layout" svg:x1="6.45cm" svg:y1="3cm" svg:x2="6.45cm" svg:y2="4cm">
                <text:p/>
              </draw:line>
              <draw:line draw:style-name="gr40" draw:text-style-name="P1" draw:layer="layout" svg:x1="6.2cm" svg:y1="3.5cm" svg:x2="6.7cm" svg:y2="3.5cm">
                <text:p/>
              </draw:line>
              <draw:frame draw:style-name="gr41" draw:text-style-name="P4" draw:layer="layout" svg:width="2.259cm" svg:height="0.64cm" svg:x="6.7cm" svg:y="3.158cm">
                <draw:text-box>
                  <text:p text:style-name="P3"><text:span text:style-name="T2">STOP·C1A</text:span></text:p>
                </draw:text-box>
              </draw:frame>
            </draw:g>
            <draw:rect draw:style-name="gr42" draw:text-style-name="P1" draw:layer="layout" svg:width="1cm" svg:height="1cm" svg:x="6cm" svg:y="4cm">
              <text:p text:style-name="P2"><text:span text:style-name="T1">1</text:span></text:p>
            </draw:rect>
            <draw:g>
              <draw:line draw:style-name="gr43" draw:text-style-name="P1" draw:layer="layout" svg:x1="7.15cm" svg:y1="4.45cm" svg:x2="7.65cm" svg:y2="4.45cm">
                <text:p/>
              </draw:line>
              <draw:g>
                <draw:rect draw:style-name="gr44" draw:text-style-name="P6" draw:layer="layout" svg:width="2.5cm" svg:height="0.5cm" svg:x="8.4cm" svg:y="4.2cm">
                  <text:p text:style-name="P2"><text:span text:style-name="T2">RESET C3A</text:span></text:p>
                </draw:rect>
                <draw:rect draw:style-name="gr45" draw:text-style-name="P6" draw:layer="layout" svg:width="0.75cm" svg:height="0.5cm" svg:x="7.65cm" svg:y="4.2cm">
                  <text:p text:style-name="P2"><text:span text:style-name="T2">N</text:span></text:p>
                </draw:rect>
              </draw:g>
            </draw:g>
            <draw:g>
              <draw:line draw:style-name="gr46" draw:text-style-name="P1" draw:layer="layout" svg:x1="6.45cm" svg:y1="5cm" svg:x2="6.45cm" svg:y2="6cm">
                <text:p/>
              </draw:line>
              <draw:line draw:style-name="gr47" draw:text-style-name="P1" draw:layer="layout" svg:x1="6.2cm" svg:y1="5.5cm" svg:x2="6.7cm" svg:y2="5.5cm">
                <text:p/>
              </draw:line>
              <draw:frame draw:style-name="gr48" draw:text-style-name="P4" draw:layer="layout" svg:width="1.395cm" svg:height="0.64cm" svg:x="6.7cm" svg:y="5.158cm">
                <draw:text-box>
                  <text:p text:style-name="P3"><text:span text:style-name="T2">¬C3A</text:span></text:p>
                </draw:text-box>
              </draw:frame>
            </draw:g>
            <draw:rect draw:style-name="gr49" draw:text-style-name="P1" draw:layer="layout" svg:width="1cm" svg:height="1cm" svg:x="6cm" svg:y="6cm">
              <text:p text:style-name="P2"><text:span text:style-name="T1">2</text:span></text:p>
            </draw:rect>
            <draw:g>
              <draw:line draw:style-name="gr50" draw:text-style-name="P1" draw:layer="layout" svg:x1="7cm" svg:y1="8.55cm" svg:x2="7.5cm" svg:y2="8.55cm">
                <text:p/>
              </draw:line>
              <draw:g>
                <draw:rect draw:style-name="gr51" draw:text-style-name="P6" draw:layer="layout" svg:width="2.5cm" svg:height="0.5cm" svg:x="8.25cm" svg:y="8.3cm">
                  <text:p text:style-name="P2"><text:span text:style-name="T2">RESET C2A</text:span></text:p>
                </draw:rect>
                <draw:rect draw:style-name="gr52" draw:text-style-name="P6" draw:layer="layout" svg:width="0.75cm" svg:height="0.5cm" svg:x="7.5cm" svg:y="8.3cm">
                  <text:p text:style-name="P2"><text:span text:style-name="T2">N</text:span></text:p>
                </draw:rect>
              </draw:g>
            </draw:g>
            <draw:g>
              <draw:line draw:style-name="gr53" draw:text-style-name="P1" draw:layer="layout" svg:x1="6.5cm" svg:y1="9cm" svg:x2="6.5cm" svg:y2="10.2cm">
                <text:p/>
              </draw:line>
              <draw:line draw:style-name="gr54" draw:text-style-name="P1" draw:layer="layout" svg:x1="6.3cm" svg:y1="9.6cm" svg:x2="6.8cm" svg:y2="9.6cm">
                <text:p/>
              </draw:line>
              <draw:frame draw:style-name="gr55" draw:text-style-name="P4" draw:layer="layout" svg:width="1.395cm" svg:height="0.64cm" svg:x="6.8cm" svg:y="9.258cm">
                <draw:text-box>
                  <text:p text:style-name="P3"><text:span text:style-name="T2">¬C2A</text:span></text:p>
                </draw:text-box>
              </draw:frame>
            </draw:g>
            <draw:rect draw:style-name="gr56" draw:text-style-name="P1" draw:layer="layout" svg:width="1cm" svg:height="1cm" svg:x="6.1cm" svg:y="10.2cm">
              <text:p text:style-name="P2"><text:span text:style-name="T1">4</text:span></text:p>
            </draw:rect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07T18:27:21.45</meta:creation-date>
    <meta:generator>OpenOffice/4.1.7$Win32 OpenOffice.org_project/417m1$Build-9800</meta:generator>
    <dc:date>2019-12-07T18:36:57.57</dc:date>
    <meta:editing-duration>PT9M37S</meta:editing-duration>
    <meta:editing-cycles>1</meta:editing-cycles>
    <meta:document-statistic meta:object-count="81"/>
  </office:meta>
</office:document-meta>
</file>